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7">
      <style:paragraph-properties fo:text-align="start" style:justify-single-word="false"/>
      <style:text-properties officeooo:paragraph-rsid="000e09c0"/>
    </style:style>
    <style:style style:name="P2" style:family="paragraph" style:parent-style-name="Preformatted_20_Text" style:list-style-name="L8">
      <style:paragraph-properties fo:text-align="start" style:justify-single-word="false"/>
      <style:text-properties officeooo:paragraph-rsid="0013f887"/>
    </style:style>
    <style:style style:name="P3" style:family="paragraph" style:parent-style-name="Preformatted_20_Text" style:list-style-name="L9">
      <style:paragraph-properties fo:text-align="start" style:justify-single-word="false"/>
      <style:text-properties officeooo:paragraph-rsid="001ea05f"/>
    </style:style>
    <style:style style:name="P4" style:family="paragraph" style:parent-style-name="Preformatted_20_Text" style:list-style-name="L9">
      <style:paragraph-properties fo:text-align="start" style:justify-single-word="false"/>
      <style:text-properties officeooo:paragraph-rsid="001ffb1b"/>
    </style:style>
    <style:style style:name="P5" style:family="paragraph" style:parent-style-name="Preformatted_20_Text" style:list-style-name="L9">
      <style:paragraph-properties fo:text-align="start" style:justify-single-word="false"/>
      <style:text-properties officeooo:paragraph-rsid="0020cb1a"/>
    </style:style>
    <style:style style:name="P6" style:family="paragraph" style:parent-style-name="Preformatted_20_Text">
      <style:paragraph-properties fo:text-align="start" style:justify-single-word="false"/>
      <style:text-properties officeooo:paragraph-rsid="001ea05f"/>
    </style:style>
    <style:style style:name="P7" style:family="paragraph" style:parent-style-name="Preformatted_20_Text" style:list-style-name="L12">
      <style:paragraph-properties fo:text-align="start" style:justify-single-word="false"/>
      <style:text-properties officeooo:paragraph-rsid="002dc416"/>
    </style:style>
    <style:style style:name="P8" style:family="paragraph" style:parent-style-name="Preformatted_20_Text" style:list-style-name="L12">
      <style:paragraph-properties fo:text-align="start" style:justify-single-word="false"/>
      <style:text-properties officeooo:paragraph-rsid="0030dd7f"/>
    </style:style>
    <style:style style:name="P9" style:family="paragraph" style:parent-style-name="Preformatted_20_Text" style:list-style-name="L8">
      <style:paragraph-properties fo:text-align="start" style:justify-single-word="false"/>
      <style:text-properties fo:font-size="18pt" fo:font-weight="normal" officeooo:rsid="0013983a" officeooo:paragraph-rsid="0013983a" style:font-size-asian="18pt" style:font-weight-asian="normal" style:font-size-complex="18pt" style:font-weight-complex="normal"/>
    </style:style>
    <style:style style:name="P10" style:family="paragraph" style:parent-style-name="Preformatted_20_Text" style:list-style-name="L8">
      <style:paragraph-properties fo:text-align="start" style:justify-single-word="false"/>
      <style:text-properties fo:font-size="18pt" fo:font-weight="normal" officeooo:rsid="0013983a" officeooo:paragraph-rsid="0013f887" style:font-size-asian="18pt" style:font-weight-asian="normal" style:font-size-complex="18pt" style:font-weight-complex="normal"/>
    </style:style>
    <style:style style:name="P11" style:family="paragraph" style:parent-style-name="Preformatted_20_Text" style:list-style-name="L8">
      <style:paragraph-properties fo:text-align="start" style:justify-single-word="false"/>
      <style:text-properties fo:font-size="18pt" fo:font-weight="normal" officeooo:rsid="0013983a" officeooo:paragraph-rsid="00156aea" style:font-size-asian="18pt" style:font-weight-asian="normal" style:font-size-complex="18pt" style:font-weight-complex="normal"/>
    </style:style>
    <style:style style:name="P12" style:family="paragraph" style:parent-style-name="Preformatted_20_Text" style:list-style-name="L8">
      <style:paragraph-properties fo:text-align="start" style:justify-single-word="false"/>
      <style:text-properties fo:font-size="18pt" fo:font-weight="normal" officeooo:rsid="0013983a" officeooo:paragraph-rsid="00160108" style:font-size-asian="18pt" style:font-weight-asian="normal" style:font-size-complex="18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8pt" fo:font-weight="normal" officeooo:rsid="0013983a" officeooo:paragraph-rsid="00156aea" style:font-size-asian="18pt" style:font-weight-asian="normal" style:font-size-complex="18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8pt" fo:font-weight="normal" officeooo:rsid="0013983a" officeooo:paragraph-rsid="001995cf" style:font-size-asian="18pt" style:font-weight-asian="normal" style:font-size-complex="18pt" style:font-weight-complex="normal"/>
    </style:style>
    <style:style style:name="P15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1995cf" style:font-size-asian="18pt" style:font-weight-asian="normal" style:font-size-complex="18pt" style:font-weight-complex="normal"/>
    </style:style>
    <style:style style:name="P16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1b00df" style:font-size-asian="18pt" style:font-weight-asian="normal" style:font-size-complex="18pt" style:font-weight-complex="normal"/>
    </style:style>
    <style:style style:name="P17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1ea05f" style:font-size-asian="18pt" style:font-weight-asian="normal" style:font-size-complex="18pt" style:font-weight-complex="normal"/>
    </style:style>
    <style:style style:name="P18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1ffb1b" style:font-size-asian="18pt" style:font-weight-asian="normal" style:font-size-complex="18pt" style:font-weight-complex="normal"/>
    </style:style>
    <style:style style:name="P19" style:family="paragraph" style:parent-style-name="Preformatted_20_Text" style:list-style-name="L9">
      <style:paragraph-properties fo:text-align="start" style:justify-single-word="false"/>
      <style:text-properties fo:font-size="18pt" fo:font-weight="normal" officeooo:rsid="0013983a" officeooo:paragraph-rsid="0020cb1a" style:font-size-asian="18pt" style:font-weight-asian="normal" style:font-size-complex="18pt" style:font-weight-complex="normal"/>
    </style:style>
    <style:style style:name="P20" style:family="paragraph" style:parent-style-name="Preformatted_20_Text" style:list-style-name="L12">
      <style:paragraph-properties fo:text-align="start" style:justify-single-word="false"/>
      <style:text-properties fo:font-size="18pt" fo:font-weight="normal" officeooo:rsid="002d41c0" officeooo:paragraph-rsid="002d41c0" style:font-size-asian="18pt" style:font-weight-asian="normal" style:font-size-complex="18pt" style:font-weight-complex="normal"/>
    </style:style>
    <style:style style:name="P21" style:family="paragraph" style:parent-style-name="Preformatted_20_Text" style:list-style-name="L12">
      <style:paragraph-properties fo:text-align="start" style:justify-single-word="false"/>
      <style:text-properties fo:font-size="18pt" fo:font-weight="normal" officeooo:rsid="002be9b3" officeooo:paragraph-rsid="002dc416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rsid="000608de" officeooo:paragraph-rsid="000608de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09ea79" officeooo:paragraph-rsid="0009ea79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fo:font-weight="bold" officeooo:rsid="000ac597" officeooo:paragraph-rsid="000ac597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8pt" fo:font-weight="bold" officeooo:rsid="0011d0be" officeooo:paragraph-rsid="0011d0be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officeooo:rsid="002366dd" officeooo:paragraph-rsid="002366d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weight="bold" officeooo:rsid="002490c3" officeooo:paragraph-rsid="002490c3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8pt" fo:font-weight="bold" officeooo:rsid="00263317" officeooo:paragraph-rsid="00263317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8pt" fo:font-weight="bold" officeooo:rsid="002a368a" officeooo:paragraph-rsid="002a368a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8pt" fo:font-weight="bold" officeooo:rsid="0031634c" officeooo:paragraph-rsid="0031634c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8pt" fo:font-weight="bold" officeooo:rsid="00366b88" officeooo:paragraph-rsid="0031634c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8pt" fo:font-weight="bold" officeooo:rsid="0039b786" officeooo:paragraph-rsid="0039b786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8pt" fo:font-weight="bold" officeooo:rsid="0047636a" officeooo:paragraph-rsid="0047636a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8pt" fo:font-weight="bold" officeooo:rsid="004e673e" officeooo:paragraph-rsid="004e673e" style:font-size-asian="18pt" style:font-weight-asian="bold" style:font-size-complex="18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8pt" fo:font-weight="normal" officeooo:rsid="000608de" officeooo:paragraph-rsid="000608de" style:font-size-asian="18pt" style:font-weight-asian="normal" style:font-size-complex="18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8pt" fo:font-weight="normal" officeooo:rsid="00065651" officeooo:paragraph-rsid="00065651" style:font-size-asian="18pt" style:font-weight-asian="normal" style:font-size-complex="18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8pt" fo:font-weight="normal" officeooo:rsid="00082e9c" officeooo:paragraph-rsid="00082e9c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8pt" fo:font-weight="normal" officeooo:rsid="0009ea79" officeooo:paragraph-rsid="0009ea79" style:font-size-asian="18pt" style:font-weight-asian="normal" style:font-size-complex="18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8pt" fo:font-weight="normal" officeooo:rsid="0009ea79" officeooo:paragraph-rsid="0009ea79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8pt" fo:font-weight="normal" officeooo:rsid="000ac597" officeooo:paragraph-rsid="000ac597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8pt" fo:font-weight="normal" officeooo:rsid="000c287c" officeooo:paragraph-rsid="000c287c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8pt" fo:font-weight="normal" officeooo:rsid="000dd179" officeooo:paragraph-rsid="000dd179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8pt" fo:font-weight="normal" officeooo:rsid="0011d0be" officeooo:paragraph-rsid="0011d0be" style:font-size-asian="18pt" style:font-weight-asian="normal" style:font-size-complex="18pt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fo:font-size="18pt" fo:font-weight="normal" officeooo:rsid="0013983a" officeooo:paragraph-rsid="0013983a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8pt" fo:font-weight="normal" officeooo:rsid="002366dd" officeooo:paragraph-rsid="002366dd" style:font-size-asian="18pt" style:font-weight-asian="normal" style:font-size-complex="18pt" style:font-weight-complex="normal"/>
    </style:style>
    <style:style style:name="P46" style:family="paragraph" style:parent-style-name="Standard" style:list-style-name="L10">
      <style:paragraph-properties fo:text-align="start" style:justify-single-word="false"/>
      <style:text-properties fo:font-size="18pt" fo:font-weight="normal" officeooo:rsid="002490c3" officeooo:paragraph-rsid="002490c3" style:font-size-asian="18pt" style:font-weight-asian="normal" style:font-size-complex="18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8pt" fo:font-weight="normal" officeooo:rsid="00263317" officeooo:paragraph-rsid="00263317" style:font-size-asian="18pt" style:font-weight-asian="normal" style:font-size-complex="18pt" style:font-weight-complex="normal"/>
    </style:style>
    <style:style style:name="P48" style:family="paragraph" style:parent-style-name="Standard" style:list-style-name="L11">
      <style:paragraph-properties fo:text-align="start" style:justify-single-word="false"/>
      <style:text-properties fo:font-size="18pt" fo:font-weight="normal" officeooo:rsid="00263317" officeooo:paragraph-rsid="00263317" style:font-size-asian="18pt" style:font-weight-asian="normal" style:font-size-complex="18pt" style:font-weight-complex="normal"/>
    </style:style>
    <style:style style:name="P49" style:family="paragraph" style:parent-style-name="Standard" style:list-style-name="L12">
      <style:paragraph-properties fo:text-align="start" style:justify-single-word="false"/>
      <style:text-properties fo:font-size="18pt" fo:font-weight="normal" officeooo:rsid="002be9b3" officeooo:paragraph-rsid="002be9b3" style:font-size-asian="18pt" style:font-weight-asian="normal" style:font-size-complex="18pt" style:font-weight-complex="normal"/>
    </style:style>
    <style:style style:name="P50" style:family="paragraph" style:parent-style-name="Standard" style:list-style-name="L12">
      <style:paragraph-properties fo:text-align="start" style:justify-single-word="false"/>
      <style:text-properties fo:font-size="18pt" fo:font-weight="normal" officeooo:rsid="002d41c0" officeooo:paragraph-rsid="002d41c0" style:font-size-asian="18pt" style:font-weight-asian="normal" style:font-size-complex="18pt" style:font-weight-complex="normal"/>
    </style:style>
    <style:style style:name="P51" style:family="paragraph" style:parent-style-name="Standard" style:list-style-name="L12">
      <style:paragraph-properties fo:text-align="start" style:justify-single-word="false"/>
      <style:text-properties fo:font-size="18pt" fo:font-weight="normal" officeooo:rsid="002e72ac" officeooo:paragraph-rsid="002e72ac" style:font-size-asian="18pt" style:font-weight-asian="normal" style:font-size-complex="1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8pt" fo:font-weight="normal" officeooo:rsid="00304754" officeooo:paragraph-rsid="00304754" style:font-size-asian="18pt" style:font-weight-asian="normal" style:font-size-complex="18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8pt" fo:font-weight="normal" officeooo:rsid="0031634c" officeooo:paragraph-rsid="0031634c" style:font-size-asian="18pt" style:font-weight-asian="normal" style:font-size-complex="18pt" style:font-weight-complex="normal"/>
    </style:style>
    <style:style style:name="P54" style:family="paragraph" style:parent-style-name="Standard" style:list-style-name="L13">
      <style:paragraph-properties fo:text-align="start" style:justify-single-word="false"/>
      <style:text-properties fo:font-size="18pt" fo:font-weight="normal" officeooo:rsid="0031634c" officeooo:paragraph-rsid="0031634c" style:font-size-asian="18pt" style:font-weight-asian="normal" style:font-size-complex="18pt" style:font-weight-complex="normal"/>
    </style:style>
    <style:style style:name="P55" style:family="paragraph" style:parent-style-name="Standard" style:list-style-name="L14">
      <style:paragraph-properties fo:text-align="start" style:justify-single-word="false"/>
      <style:text-properties fo:font-size="18pt" fo:font-weight="normal" officeooo:rsid="00366b88" officeooo:paragraph-rsid="00366b88" style:font-size-asian="18pt" style:font-weight-asian="normal" style:font-size-complex="18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8pt" fo:font-weight="normal" officeooo:rsid="0039b786" officeooo:paragraph-rsid="0039b786" style:font-size-asian="18pt" style:font-weight-asian="normal" style:font-size-complex="18pt" style:font-weight-complex="normal"/>
    </style:style>
    <style:style style:name="P57" style:family="paragraph" style:parent-style-name="Standard" style:list-style-name="L16">
      <style:paragraph-properties fo:text-align="start" style:justify-single-word="false"/>
      <style:text-properties fo:font-size="18pt" fo:font-weight="normal" officeooo:rsid="0039b786" officeooo:paragraph-rsid="0039b786" style:font-size-asian="18pt" style:font-weight-asian="normal" style:font-size-complex="18pt" style:font-weight-complex="normal"/>
    </style:style>
    <style:style style:name="P58" style:family="paragraph" style:parent-style-name="Standard" style:list-style-name="L17">
      <style:paragraph-properties fo:text-align="start" style:justify-single-word="false"/>
      <style:text-properties fo:font-size="18pt" fo:font-weight="normal" officeooo:rsid="0047636a" officeooo:paragraph-rsid="0047636a" style:font-size-asian="18pt" style:font-weight-asian="normal" style:font-size-complex="18pt" style:font-weight-complex="normal"/>
    </style:style>
    <style:style style:name="P59" style:family="paragraph" style:parent-style-name="Standard" style:list-style-name="L17">
      <style:paragraph-properties fo:text-align="start" style:justify-single-word="false"/>
      <style:text-properties fo:font-size="18pt" fo:font-weight="normal" officeooo:rsid="0048e5b2" officeooo:paragraph-rsid="0048e5b2" style:font-size-asian="18pt" style:font-weight-asian="normal" style:font-size-complex="18pt" style:font-weight-complex="normal"/>
    </style:style>
    <style:style style:name="P60" style:family="paragraph" style:parent-style-name="Standard" style:list-style-name="L14">
      <style:paragraph-properties fo:text-align="start" style:justify-single-word="false"/>
      <style:text-properties fo:font-size="18pt" fo:font-weight="normal" officeooo:rsid="004e673e" officeooo:paragraph-rsid="004e673e" style:font-size-asian="18pt" style:font-weight-asian="normal" style:font-size-complex="18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8pt" fo:font-weight="normal" officeooo:rsid="004e673e" officeooo:paragraph-rsid="004e673e" style:font-size-asian="18pt" style:font-weight-asian="normal" style:font-size-complex="18pt" style:font-weight-complex="normal"/>
    </style:style>
    <style:style style:name="P62" style:family="paragraph" style:parent-style-name="Standard" style:list-style-name="L19">
      <style:paragraph-properties fo:text-align="start" style:justify-single-word="false"/>
      <style:text-properties fo:font-size="18pt" fo:font-weight="normal" officeooo:rsid="004e673e" officeooo:paragraph-rsid="004e673e" style:font-size-asian="18pt" style:font-weight-asian="normal" style:font-size-complex="18pt" style:font-weight-complex="normal"/>
    </style:style>
    <style:style style:name="P63" style:family="paragraph" style:parent-style-name="Standard" style:list-style-name="L19">
      <style:paragraph-properties fo:text-align="start" style:justify-single-word="false"/>
      <style:text-properties fo:font-size="18pt" fo:font-weight="normal" officeooo:rsid="004f4348" officeooo:paragraph-rsid="004f4348" style:font-size-asian="18pt" style:font-weight-asian="normal" style:font-size-complex="18pt" style:font-weight-complex="normal"/>
    </style:style>
    <style:style style:name="P64" style:family="paragraph" style:parent-style-name="Standard">
      <style:paragraph-properties fo:text-align="start" style:justify-single-word="false"/>
      <style:text-properties officeooo:paragraph-rsid="000dd179"/>
    </style:style>
    <style:style style:name="P65" style:family="paragraph" style:parent-style-name="Standard" style:list-style-name="L6">
      <style:paragraph-properties fo:text-align="start" style:justify-single-word="false"/>
      <style:text-properties officeooo:paragraph-rsid="000dd179"/>
    </style:style>
    <style:style style:name="P66" style:family="paragraph" style:parent-style-name="Standard" style:list-style-name="L7">
      <style:paragraph-properties fo:text-align="start" style:justify-single-word="false"/>
      <style:text-properties officeooo:paragraph-rsid="000e09c0"/>
    </style:style>
    <style:style style:name="P67" style:family="paragraph" style:parent-style-name="Standard" style:list-style-name="L18">
      <style:paragraph-properties fo:text-align="start" style:justify-single-word="false"/>
      <style:text-properties officeooo:paragraph-rsid="000e09c0"/>
    </style:style>
    <style:style style:name="T1" style:family="text">
      <style:text-properties fo:font-size="18pt" fo:font-weight="normal" officeooo:rsid="000dd179" style:font-size-asian="18pt" style:font-weight-asian="normal" style:font-size-complex="18pt" style:font-weight-complex="normal"/>
    </style:style>
    <style:style style:name="T2" style:family="text">
      <style:text-properties fo:font-size="18pt" fo:font-weight="normal" officeooo:rsid="0013983a" style:font-size-asian="18pt" style:font-weight-asian="normal" style:font-size-complex="18pt" style:font-weight-complex="normal"/>
    </style:style>
    <style:style style:name="T3" style:family="text">
      <style:text-properties fo:font-size="18pt" fo:font-weight="normal" officeooo:rsid="0013f887" style:font-size-asian="18pt" style:font-weight-asian="normal" style:font-size-complex="18pt" style:font-weight-complex="normal"/>
    </style:style>
    <style:style style:name="T4" style:family="text">
      <style:text-properties fo:font-size="18pt" fo:font-weight="normal" officeooo:rsid="001ea05f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ffb1b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20cb1a" style:font-size-asian="18pt" style:font-weight-asian="normal" style:font-size-complex="18pt" style:font-weight-complex="normal"/>
    </style:style>
    <style:style style:name="T7" style:family="text">
      <style:text-properties fo:font-size="18pt" fo:font-weight="normal" officeooo:rsid="002be9b3" style:font-size-asian="18pt" style:font-weight-asian="normal" style:font-size-complex="18pt" style:font-weight-complex="normal"/>
    </style:style>
    <style:style style:name="T8" style:family="text">
      <style:text-properties officeooo:rsid="000e09c0"/>
    </style:style>
    <style:style style:name="T9" style:family="text">
      <style:text-properties officeooo:rsid="000ff677"/>
    </style:style>
    <style:style style:name="T10" style:family="text">
      <style:text-properties officeooo:rsid="0013f887"/>
    </style:style>
    <style:style style:name="T11" style:family="text">
      <style:text-properties style:font-name="Liberation Mono" fo:font-size="18pt" fo:font-weight="normal" officeooo:rsid="0013f887" style:font-name-asian="Noto Sans Mono CJK SC" style:font-size-asian="18pt" style:font-weight-asian="normal" style:font-name-complex="Liberation Mono" style:font-size-complex="18pt" style:font-weight-complex="normal"/>
    </style:style>
    <style:style style:name="T12" style:family="text">
      <style:text-properties style:font-name="Liberation Mono" fo:font-size="18pt" fo:font-weight="normal" officeooo:rsid="002dc416" style:font-name-asian="Noto Sans Mono CJK SC" style:font-size-asian="18pt" style:font-weight-asian="normal" style:font-name-complex="Liberation Mono" style:font-size-complex="18pt" style:font-weight-complex="normal"/>
    </style:style>
    <style:style style:name="T13" style:family="text">
      <style:text-properties style:font-name="Liberation Mono" fo:font-size="18pt" fo:font-weight="normal" officeooo:rsid="0030dd7f" style:font-name-asian="Noto Sans Mono CJK SC" style:font-size-asian="18pt" style:font-weight-asian="normal" style:font-name-complex="Liberation Mono" style:font-size-complex="18pt" style:font-weight-complex="normal"/>
    </style:style>
    <style:style style:name="T14" style:family="text">
      <style:text-properties style:font-name="Liberation Mono" officeooo:rsid="001cbcaf" style:font-name-asian="Noto Sans Mono CJK SC" style:font-name-complex="Liberation Mono"/>
    </style:style>
    <style:style style:name="T15" style:family="text">
      <style:text-properties officeooo:rsid="00156aea"/>
    </style:style>
    <style:style style:name="T16" style:family="text">
      <style:text-properties fo:font-weight="bold" officeooo:rsid="00156aea" style:font-weight-asian="bold" style:font-weight-complex="bold"/>
    </style:style>
    <style:style style:name="T17" style:family="text">
      <style:text-properties fo:font-weight="bold" officeooo:rsid="001995cf" style:font-weight-asian="bold" style:font-weight-complex="bold"/>
    </style:style>
    <style:style style:name="T18" style:family="text">
      <style:text-properties officeooo:rsid="00160108"/>
    </style:style>
    <style:style style:name="T19" style:family="text">
      <style:text-properties officeooo:rsid="001995cf"/>
    </style:style>
    <style:style style:name="T20" style:family="text">
      <style:text-properties officeooo:rsid="001b00df"/>
    </style:style>
    <style:style style:name="T21" style:family="text">
      <style:text-properties officeooo:rsid="001cbcaf"/>
    </style:style>
    <style:style style:name="T22" style:family="text">
      <style:text-properties officeooo:rsid="001ffb1b"/>
    </style:style>
    <style:style style:name="T23" style:family="text">
      <style:text-properties officeooo:rsid="0020cb1a"/>
    </style:style>
    <style:style style:name="T24" style:family="text">
      <style:text-properties officeooo:rsid="00285db2"/>
    </style:style>
    <style:style style:name="T25" style:family="text">
      <style:text-properties officeooo:rsid="002be9b3"/>
    </style:style>
    <style:style style:name="T26" style:family="text">
      <style:text-properties officeooo:rsid="002dc416"/>
    </style:style>
    <style:style style:name="T27" style:family="text">
      <style:text-properties officeooo:rsid="00313e79"/>
    </style:style>
    <style:style style:name="T28" style:family="text">
      <style:text-properties officeooo:rsid="003bb5c7"/>
    </style:style>
    <style:style style:name="T29" style:family="text">
      <style:text-properties officeooo:rsid="004a1d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bout Git</text:p>
      <text:p text:style-name="P22"/>
      <text:list xml:id="list1569093447" text:style-name="L1">
        <text:list-item>
          <text:p text:style-name="P35">Git is a Version Control System.</text:p>
        </text:list-item>
        <text:list-item>
          <text:p text:style-name="P36">Version Control System allows multiple users to work together and maintain complete history of the work done by them like adding, deleting, updating.</text:p>
        </text:list-item>
        <text:list-item>
          <text:p text:style-name="P37">Two types of Version Control System are there:-</text:p>
          <text:list>
            <text:list-item>
              <text:p text:style-name="P37">Centralized Version Control System</text:p>
            </text:list-item>
            <text:list-item>
              <text:p text:style-name="P37">Distributed Version Control System (GIT)</text:p>
            </text:list-item>
          </text:list>
        </text:list-item>
      </text:list>
      <text:p text:style-name="P38"/>
      <text:p text:style-name="P23">Advantages of GIT</text:p>
      <text:list xml:id="list813570780" text:style-name="L2">
        <text:list-item>
          <text:p text:style-name="P39">Free</text:p>
        </text:list-item>
        <text:list-item>
          <text:p text:style-name="P39">Open Source</text:p>
        </text:list-item>
        <text:list-item>
          <text:p text:style-name="P39">High Security</text:p>
        </text:list-item>
        <text:list-item>
          <text:p text:style-name="P39">Easy backup</text:p>
        </text:list-item>
        <text:list-item>
          <text:p text:style-name="P39">Easy Branching </text:p>
        </text:list-item>
        <text:list-item>
          <text:p text:style-name="P39">Fast </text:p>
        </text:list-item>
      </text:list>
      <text:p text:style-name="P41"/>
      <text:p text:style-name="P24">How to Install Git in Linux</text:p>
      <text:p text:style-name="P40"/>
      <text:list xml:id="list480791463" text:style-name="L6">
        <text:list-item>
          <text:p text:style-name="P65"><text:span text:style-name="T1">Type following command to download and install :-</text:span></text:p>
        </text:list-item>
      </text:list>
      <text:p text:style-name="P64"><text:span text:style-name="T1"><text:tab/></text:span><text:span text:style-name="Source_20_Text">$ sudo apt-get install git</text:span></text:p>
      <text:p text:style-name="P64"><text:span text:style-name="Source_20_Text"/></text:p>
      <text:list xml:id="list4275169832" text:style-name="L18">
        <text:list-item>
          <text:p text:style-name="P67"><text:span text:style-name="Source_20_Text"><text:span text:style-name="T8">Verify installation</text:span></text:span></text:p>
        </text:list-item>
      </text:list>
      <text:list xml:id="list4097607770" text:style-name="L7">
        <text:list-item>
          <text:list>
            <text:list-header>
              <text:p text:style-name="P1"><text:span text:style-name="Source_20_Text">$ git --version</text:span></text:p>
              <text:p text:style-name="P66"><text:span text:style-name="Source_20_Text"/></text:p>
            </text:list-header>
          </text:list>
          <text:p text:style-name="P66"><text:span text:style-name="Source_20_Text"><text:span text:style-name="T9">If Git version is shown then installation is successfully.</text:span></text:span></text:p>
        </text:list-item>
      </text:list>
      <text:p text:style-name="P42"><text:tab/><text:tab/>git version 2.25.1</text:p>
      <text:p text:style-name="P42"/>
      <text:p text:style-name="P25">Configuration of GIT</text:p>
      <text:p text:style-name="P43"/>
      <text:list xml:id="list3771983863" text:style-name="L8">
        <text:list-item>
          <text:p text:style-name="P44">To add name:-</text:p>
          <text:list>
            <text:list-header>
              <text:p text:style-name="P9"><text:span text:style-name="Source_20_Text">$ git config --global user.name "Kishan Patel"</text:span></text:p>
            </text:list-header>
          </text:list>
        </text:list-item>
        <text:list-item>
          <text:p text:style-name="P10"><text:span text:style-name="Source_20_Text"><text:span text:style-name="T10">To configure email:-</text:span></text:span></text:p>
          <text:list>
            <text:list-header>
              <text:p text:style-name="P2"><text:span text:style-name="Source_20_Text"><text:span text:style-name="T2">$ git config --global user.</text:span></text:span><text:span text:style-name="Source_20_Text"><text:span text:style-name="T11">email</text:span></text:span><text:span text:style-name="Source_20_Text"><text:span text:style-name="T2"> "</text:span></text:span><text:span text:style-name="Source_20_Text"><text:span text:style-name="T3">k</text:span></text:span><text:span text:style-name="Source_20_Text"><text:span text:style-name="T2">ishan.</text:span></text:span><text:span text:style-name="Source_20_Text"><text:span text:style-name="T3">p@simformsolutions.com</text:span></text:span><text:span text:style-name="Source_20_Text"><text:span text:style-name="T2">"</text:span></text:span></text:p>
            </text:list-header>
          </text:list>
          <text:p text:style-name="P11"><text:soft-page-break/><text:span text:style-name="Source_20_Text"><text:span text:style-name="T16">Git Repository</text:span></text:span></text:p>
          <text:p text:style-name="P11"><text:span text:style-name="Source_20_Text"><text:span text:style-name="T15">Git repository is used for storing your project virtually. All versions of project are saved.</text:span></text:span></text:p>
          <text:p text:style-name="P11"><text:span text:style-name="Source_20_Text"/></text:p>
        </text:list-item>
      </text:list>
      <text:p text:style-name="P13"><text:span text:style-name="Source_20_Text"><text:span text:style-name="T16">Create New repository locally</text:span></text:span></text:p>
      <text:list xml:id="list175239643274707" text:continue-numbering="true" text:style-name="L8">
        <text:list-item>
          <text:p text:style-name="P12"><text:span text:style-name="Source_20_Text"><text:span text:style-name="T18">Type following command to create new repository.</text:span></text:span></text:p>
          <text:list>
            <text:list-header>
              <text:p text:style-name="P12"><text:span text:style-name="Source_20_Text"><text:span text:style-name="T19">g</text:span></text:span><text:span text:style-name="Source_20_Text"><text:span text:style-name="T18">it init</text:span></text:span></text:p>
              <text:p text:style-name="P12"><text:span text:style-name="Source_20_Text"/></text:p>
            </text:list-header>
          </text:list>
        </text:list-item>
      </text:list>
      <text:p text:style-name="P14"><text:span text:style-name="Source_20_Text"><text:span text:style-name="T17">Adding files to repository</text:span></text:span></text:p>
      <text:list xml:id="list884843153" text:style-name="L9">
        <text:list-item>
          <text:p text:style-name="P15"><text:span text:style-name="Source_20_Text"><text:span text:style-name="T19">Type following command to add file to repository</text:span></text:span></text:p>
          <text:list>
            <text:list-item>
              <text:p text:style-name="P15"><text:span text:style-name="Source_20_Text"><text:span text:style-name="T19">git add &lt;filename&gt;</text:span></text:span></text:p>
              <text:p text:style-name="P16"><text:span text:style-name="Source_20_Text"><text:span text:style-name="T20">After typing this command, file will come in staging stage. Now this file is ready to be saved to repository.</text:span></text:span></text:p>
              <text:p text:style-name="P16"><text:span text:style-name="Source_20_Text"/></text:p>
            </text:list-item>
            <text:list-item>
              <text:p text:style-name="P17"><text:span text:style-name="Source_20_Text"><text:span text:style-name="T19">git </text:span></text:span><text:span text:style-name="Source_20_Text"><text:span text:style-name="T14">commit</text:span></text:span><text:span text:style-name="Source_20_Text"><text:span text:style-name="T19"> -</text:span></text:span><text:span text:style-name="Source_20_Text"><text:span text:style-name="T21">m [message to be added]</text:span></text:span></text:p>
              <text:p text:style-name="P3"><text:span text:style-name="Source_20_Text"><text:span text:style-name="T4">Now the file will be saved to repository after commit command.</text:span></text:span></text:p>
              <text:p text:style-name="P3"><text:span text:style-name="Source_20_Text"><text:span text:style-name="T4"/></text:span></text:p>
            </text:list-item>
            <text:list-item>
              <text:p text:style-name="P18"><text:span text:style-name="Source_20_Text"><text:span text:style-name="T19">git </text:span></text:span><text:span text:style-name="Source_20_Text"><text:span text:style-name="T22">log</text:span></text:span></text:p>
              <text:p text:style-name="P4"><text:span text:style-name="Source_20_Text"><text:span text:style-name="T5">It displays all log</text:span></text:span><text:span text:style-name="Source_20_Text"><text:span text:style-name="T4">. </text:span></text:span><text:span text:style-name="Source_20_Text"><text:span text:style-name="T5">It also show Hash Code</text:span></text:span></text:p>
              <text:p text:style-name="P4"><text:span text:style-name="Source_20_Text"><text:span text:style-name="T5"/></text:span></text:p>
            </text:list-item>
            <text:list-item>
              <text:p text:style-name="P19"><text:span text:style-name="Source_20_Text"><text:span text:style-name="T19">git </text:span></text:span><text:span text:style-name="Source_20_Text"><text:span text:style-name="T23">status</text:span></text:span></text:p>
              <text:p text:style-name="P5"><text:span text:style-name="Source_20_Text"><text:span text:style-name="T6">It displays status and inform us if any file is missing for adding to repository or not</text:span></text:span><text:span text:style-name="Source_20_Text"><text:span text:style-name="T4">.</text:span></text:span></text:p>
              <text:p text:style-name="P3"><text:span text:style-name="Source_20_Text"><text:span text:style-name="T5"/></text:span></text:p>
            </text:list-item>
          </text:list>
        </text:list-item>
      </text:list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list xml:id="list175239906236751" text:continue-list="list175239643274707" text:style-name="L8">
        <text:list-item>
          <text:list>
            <text:list-header>
              <text:p text:style-name="P12"><text:span text:style-name="Source_20_Text"/></text:p>
            </text:list-header>
          </text:list>
        </text:list-item>
      </text:list>
      <text:p text:style-name="P40"/>
      <text:p text:style-name="P26"><text:soft-page-break/>About Github</text:p>
      <text:p text:style-name="P45">Github is a code hosting platform and version control system.</text:p>
      <text:p text:style-name="P45"/>
      <text:p text:style-name="P27">Create account at GitHub </text:p>
      <text:list xml:id="list2564339133" text:style-name="L10">
        <text:list-item>
          <text:p text:style-name="P46">Go to <text:a xlink:type="simple" xlink:href="https://github.com/" text:style-name="Internet_20_link" text:visited-style-name="Visited_20_Internet_20_Link">https://github.com/</text:a></text:p>
        </text:list-item>
        <text:list-item>
          <text:p text:style-name="P46">Enter your all details and make sure to verify your email. That’s it</text:p>
        </text:list-item>
      </text:list>
      <text:p text:style-name="P28">Create Repository at GitHub</text:p>
      <text:list xml:id="list4229760338" text:style-name="L11">
        <text:list-item>
          <text:p text:style-name="P48">Go to your profile.</text:p>
        </text:list-item>
        <text:list-item>
          <text:p text:style-name="P48">Then select Repository tab. There all your repositiory list will be shown. </text:p>
        </text:list-item>
        <text:list-item>
          <text:p text:style-name="P48">Click on new button and create new repository by adding repository name, description,<text:span text:style-name="T24">etc.</text:span></text:p>
        </text:list-item>
      </text:list>
      <text:p text:style-name="P47"/>
      <text:p text:style-name="P29">How to add local files to remote repositiory in GitHub</text:p>
      <text:p text:style-name="P29"/>
      <text:list xml:id="list3402724568" text:style-name="L12">
        <text:list-item>
          <text:p text:style-name="P49">First of all copy the Github repository link where you want to add files. Example:- <text:a xlink:type="simple" xlink:href="https://github.com/kishanpatel-simform/Simform-Solutions.git" text:style-name="Internet_20_link" text:visited-style-name="Visited_20_Internet_20_Link">https://github.com/kishanpatel-simform/Simform-Solutions.git</text:a></text:p>
        </text:list-item>
        <text:list-item>
          <text:p text:style-name="P49">Then Open terminal.</text:p>
        </text:list-item>
        <text:list-item>
          <text:p text:style-name="P50">Then type following command</text:p>
          <text:list>
            <text:list-item>
              <text:p text:style-name="P20"><text:span text:style-name="Source_20_Text"><text:s/>git remote add origin &lt;Remote URl&gt;</text:span></text:p>
              <text:p text:style-name="P51">Example:- git remote add origin <text:a xlink:type="simple" xlink:href="https://github.com/kishanpatel-simform/Simform-Solutions.git" text:style-name="Internet_20_link" text:visited-style-name="Visited_20_Internet_20_Link"><text:span text:style-name="T25">https://github.com/kishanpatel-simform/Simform-Solutions.git</text:span></text:a></text:p>
            </text:list-item>
          </text:list>
        </text:list-item>
        <text:list-item>
          <text:p text:style-name="P21"><text:span text:style-name="Source_20_Text"><text:span text:style-name="T26">Then type this command to push data to repository.</text:span></text:span></text:p>
          <text:list>
            <text:list-item>
              <text:p text:style-name="P7"><text:span text:style-name="Source_20_Text"><text:span text:style-name="T7">git push origin </text:span></text:span><text:span text:style-name="Source_20_Text"><text:span text:style-name="T12">&lt;Branch Name&gt;</text:span></text:span></text:p>
              <text:p text:style-name="P7"><text:span text:style-name="Source_20_Text"><text:span text:style-name="T12">Example:- git push origin master</text:span></text:span></text:p>
            </text:list-item>
          </text:list>
        </text:list-item>
        <text:list-item>
          <text:p text:style-name="P8"><text:span text:style-name="Source_20_Text"><text:span text:style-name="T13">Now you need to enter Github Email and Password. Use Personal Authentication Token for password.</text:span></text:span></text:p>
          <text:list>
            <text:list-item>
              <text:p text:style-name="P8"><text:span text:style-name="Source_20_Text"><text:span text:style-name="T13">To generate personal authentication token:-</text:span></text:span></text:p>
              <text:list>
                <text:list-item>
                  <text:p text:style-name="P8"><text:soft-page-break/><text:span text:style-name="Source_20_Text"><text:span text:style-name="T13">Go to your settings, then developer setting, then click on personal authentication tokens.</text:span></text:span></text:p>
                </text:list-item>
                <text:list-item>
                  <text:p text:style-name="P8"><text:span text:style-name="Source_20_Text"><text:span text:style-name="T13">Generate new token and store it safely</text:span></text:span></text:p>
                  <text:p text:style-name="P8"><text:span text:style-name="Source_20_Text"><text:span text:style-name="T13"/></text:span></text:p>
                </text:list-item>
              </text:list>
            </text:list-item>
          </text:list>
        </text:list-item>
      </text:list>
      <text:p text:style-name="P52"><text:span text:style-name="T27">After entering correct credentials, your files would be pushed to remote repository. </text:span>Now see at Github. You will find all files updated there in a repository.</text:p>
      <text:p text:style-name="P52"/>
      <text:p text:style-name="P30">Cloning a Remote Repository to Local </text:p>
      <text:list xml:id="list753726463" text:style-name="L13">
        <text:list-item>
          <text:p text:style-name="P54">First of all copy the repository link.</text:p>
        </text:list-item>
        <text:list-item>
          <text:p text:style-name="P54">Then following command.</text:p>
          <text:list>
            <text:list-item>
              <text:p text:style-name="P54">Git clone &lt;Remote Github Repository URL&gt;</text:p>
            </text:list-item>
          </text:list>
        </text:list-item>
      </text:list>
      <text:p text:style-name="P53"><text:tab/>Example:- git clone <text:a xlink:type="simple" xlink:href="https://github.com/kishanpatel-simform/Simform-Solutions.git" text:style-name="Internet_20_link" text:visited-style-name="Visited_20_Internet_20_Link">https://github.com/kishanpatel-simform/Simform-Solutions.git</text:a></text:p>
      <text:p text:style-name="P53"/>
      <text:p text:style-name="P31">How to Pull from Remote repositiory to Local</text:p>
      <text:list xml:id="list1757871247" text:style-name="L14">
        <text:list-item>
          <text:p text:style-name="P55">Type following command to pull and synchronize </text:p>
          <text:list>
            <text:list-item>
              <text:p text:style-name="P55">git pull</text:p>
              <text:p text:style-name="P55"/>
            </text:list-item>
          </text:list>
        </text:list-item>
      </text:list>
      <text:p text:style-name="P32">How to add .gitignore file</text:p>
      <text:list xml:id="list990321255" text:style-name="L16">
        <text:list-item>
          <text:p text:style-name="P57">To create .gitignore file just type following command.</text:p>
          <text:list>
            <text:list-item>
              <text:p text:style-name="P57"><text:span text:style-name="T28">t</text:span>ouch .gitignore</text:p>
            </text:list-item>
          </text:list>
        </text:list-item>
      </text:list>
      <text:p text:style-name="P56"><text:tab/>.gitignore file is used when we want don’t want some file to <text:s text:c="3"/><text:tab/>be tracked by Git. Just enter full file name in this file.</text:p>
      <text:p text:style-name="P56"/>
      <text:p text:style-name="P33">How to create new Branch</text:p>
      <text:list xml:id="list341517808" text:style-name="L17">
        <text:list-item>
          <text:p text:style-name="P58">To Create new branch</text:p>
          <text:list>
            <text:list-item>
              <text:p text:style-name="P58">git branch [branch name]</text:p>
            </text:list-item>
          </text:list>
        </text:list-item>
        <text:list-item>
          <text:p text:style-name="P58">To Switch branch</text:p>
          <text:list>
            <text:list-item>
              <text:p text:style-name="P58">git switch [branch name]</text:p>
            </text:list-item>
          </text:list>
        </text:list-item>
        <text:list-item>
          <text:p text:style-name="P59">To merge branch</text:p>
          <text:list>
            <text:list-item>
              <text:p text:style-name="P59">git merge <text:span text:style-name="T29">[branch name]</text:span></text:p>
            </text:list-item>
          </text:list>
        </text:list-item>
      </text:list>
      <text:p text:style-name="P32"/>
      <text:p text:style-name="P34"><text:soft-page-break/>How to fork repository</text:p>
      <text:list xml:id="list2104982778" text:style-name="L19">
        <text:list-item>
          <text:p text:style-name="P62">To fork any repository, on top right option, there will be fork option. Just click on that. Now this repository will be added to your repository.</text:p>
        </text:list-item>
        <text:list-item>
          <text:p text:style-name="P63">After modification, you can commit changes to remote repository. Then after you can create pull request where main owner of repository can merge it after approval and verfication.</text:p>
        </text:list-item>
      </text:list>
      <text:p text:style-name="P61"/>
      <text:list xml:id="list175238441620882" text:continue-list="list1757871247" text:style-name="L14">
        <text:list-item>
          <text:list>
            <text:list-header>
              <text:p text:style-name="P60"/>
            </text:list-header>
          </text:list>
        </text:list-item>
      </text:list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3:59:15.725364711</meta:creation-date>
    <meta:generator>LibreOffice/6.4.7.2$Linux_X86_64 LibreOffice_project/40$Build-2</meta:generator>
    <dc:date>2022-02-18T17:52:31.539695683</dc:date>
    <meta:editing-duration>PT3H52M44S</meta:editing-duration>
    <meta:editing-cycles>61</meta:editing-cycles>
    <meta:document-statistic meta:table-count="0" meta:image-count="0" meta:object-count="0" meta:page-count="5" meta:paragraph-count="96" meta:word-count="672" meta:character-count="3816" meta:non-whitespace-character-count="3291"/>
  </office:meta>
</office:document-meta>
</file>